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cm" fo:margin-right="0cm" fo:margin-top="0cm" fo:margin-bottom="0.247cm" style:contextual-spacing="false" fo:line-height="114%" fo:text-indent="0cm" style:auto-text-indent="false"/>
      <style:text-properties style:font-name="Google Sans"/>
    </style:style>
    <style:style style:name="P2" style:family="paragraph" style:parent-style-name="Text_20_body">
      <style:paragraph-properties fo:margin-left="0cm" fo:margin-right="0cm" fo:margin-top="0cm" fo:margin-bottom="0.247cm" style:contextual-spacing="false" fo:line-height="114%" fo:text-indent="0cm" style:auto-text-indent="false"/>
    </style:style>
    <style:style style:name="P3" style:family="paragraph" style:parent-style-name="Heading_20_4">
      <style:paragraph-properties fo:margin-left="0cm" fo:margin-right="0cm" fo:margin-top="0cm" fo:margin-bottom="0.247cm" style:contextual-spacing="false" fo:line-height="114%" fo:text-indent="0cm" style:auto-text-indent="false"/>
      <style:text-properties style:font-name="Google Sans"/>
    </style:style>
    <style:style style:name="P4"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5" style:family="paragraph" style:parent-style-name="Preformatted_20_Text">
      <style:paragraph-properties fo:margin-left="0cm" fo:margin-right="0cm" fo:margin-top="0cm" fo:margin-bottom="0cm" style:contextual-spacing="false" fo:line-height="114%" fo:text-indent="0cm" style:auto-text-indent="false"/>
    </style:style>
    <style:style style:name="P6" style:family="paragraph" style:parent-style-name="Preformatted_20_Text">
      <style:paragraph-properties fo:margin-top="0cm" fo:margin-bottom="0cm" style:contextual-spacing="false" fo:line-height="114%"/>
    </style:style>
    <style:style style:name="P7" style:family="paragraph" style:parent-style-name="Heading_20_1">
      <style:paragraph-properties fo:margin-left="0cm" fo:margin-right="0cm" fo:margin-top="0cm" fo:margin-bottom="0.247cm" style:contextual-spacing="false" fo:line-height="114%" fo:text-indent="0cm" style:auto-text-indent="false"/>
      <style:text-properties style:font-name="Google Sans"/>
    </style:style>
    <style:style style:name="P8" style:family="paragraph" style:parent-style-name="Heading_20_2">
      <style:paragraph-properties fo:margin-left="0cm" fo:margin-right="0cm" fo:margin-top="0cm" fo:margin-bottom="0.247cm" style:contextual-spacing="false" fo:line-height="114%" fo:text-indent="0cm" style:auto-text-indent="false"/>
      <style:text-properties style:font-name="Google Sans"/>
    </style:style>
    <style:style style:name="P9" style:family="paragraph" style:parent-style-name="Text_20_body" style:list-style-name="L1">
      <style:paragraph-properties fo:margin-left="0cm" fo:margin-right="0cm" fo:margin-top="0cm" fo:margin-bottom="0.247cm" style:contextual-spacing="false" fo:line-height="114%" fo:text-indent="0cm" style:auto-text-indent="false" fo:padding="0cm" fo:border="none"/>
    </style:style>
    <style:style style:name="P10" style:family="paragraph" style:parent-style-name="Text_20_body" style:list-style-name="L2">
      <style:paragraph-properties fo:margin-left="0cm" fo:margin-right="0cm" fo:margin-top="0cm" fo:margin-bottom="0.247cm" style:contextual-spacing="false" fo:line-height="114%" fo:text-indent="0cm" style:auto-text-indent="false" fo:padding="0cm" fo:border="none"/>
    </style:style>
    <style:style style:name="P11"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style>
    <style:style style:name="P12"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style>
    <style:style style:name="P13" style:family="paragraph" style:parent-style-name="Quotations">
      <style:paragraph-properties fo:margin-left="1cm" fo:margin-right="1cm" fo:margin-top="0cm" fo:margin-bottom="0.499cm" style:contextual-spacing="false" fo:line-height="114%" fo:text-indent="0cm" style:auto-text-indent="false"/>
    </style:style>
    <style:style style:name="P14"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weight="bold"/>
    </style:style>
    <style:style style:name="T1" style:family="text">
      <style:text-properties style:font-name="Google Sans Text"/>
    </style:style>
    <style:style style:name="T2" style:family="text">
      <style:text-properties style:font-name="Google Sans Text" fo:font-style="italic"/>
    </style:style>
    <style:style style:name="T3" style:family="text">
      <style:text-properties fo:font-weight="bold"/>
    </style:style>
    <style:style style:name="T4" style:family="text">
      <style:text-properties style:font-name="Google Sans Text" fo:font-weight="bol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model-response-message-contentr_68615cdbf7fb8ab4">
        <text:h text:style-name="P1" text:outline-level="3">Module TorchSE (La Torche)</text:h>
        <text:p text:style-name="P2"><text:span text:style-name="T1">Le module </text:span><text:span text:style-name="Source_20_Text"><text:span text:style-name="T1">TorchSE</text:span></text:span><text:span text:style-name="T1"> est particulier car il possède une intelligence de "bascule" : il détecte si la caméra est déjà utilisée par une application de streaming (comme IP Webcam) pour choisir la méthode d'allumage du flash la plus appropriée.</text:span></text:p>
        <text:h text:style-name="P3" text:outline-level="4">A. Proposition pour la Table C (JSON)</text:h>
        <text:p text:style-name="P2"><text:span text:style-name="T2">Note : J'ai harmonisé le nom de la propriété </text:span><text:span text:style-name="Source_20_Text"><text:span text:style-name="T2">act</text:span></text:span><text:span text:style-name="T2"> (vue dans tes fichiers JSON) avec la logique de commande du script.</text:span></text:p>
        <text:p text:style-name="P4">JSON</text:p>
        <text:p text:style-name="P5"><text:span text:style-name="Source_20_Text"><text:span text:style-name="T1">"TorchSE": {</text:span></text:span></text:p>
        <text:p text:style-name="P5"><text:span text:style-name="Source_20_Text"><text:s text:c="2"/></text:span><text:span text:style-name="Source_20_Text"><text:span text:style-name="T1">"nomVarG": "TorchSE",</text:span></text:span></text:p>
        <text:p text:style-name="P5"><text:span text:style-name="Source_20_Text"><text:s text:c="2"/></text:span><text:span text:style-name="Source_20_Text"><text:span text:style-name="T1">"nomCpletVarG": "Torche Smartphone",</text:span></text:span></text:p>
        <text:p text:style-name="P5"><text:span text:style-name="Source_20_Text"><text:s text:c="2"/></text:span><text:span text:style-name="Source_20_Text"><text:span text:style-name="T1">"instances": ["*"],</text:span></text:span></text:p>
        <text:p text:style-name="P5"><text:span text:style-name="Source_20_Text"><text:s text:c="2"/></text:span><text:span text:style-name="Source_20_Text"><text:span text:style-name="T1">"descriptionVarG": "Gestion du flash LED du smartphone. Supporte le mode natif et le mode Caméra (IP Webcam).",</text:span></text:span></text:p>
        <text:p text:style-name="P5"><text:span text:style-name="Source_20_Text"><text:s text:c="2"/></text:span><text:span text:style-name="Source_20_Text"><text:span text:style-name="T1">"dateUpdateVarG": "2026-03-30T16:00:00.000Z",</text:span></text:span></text:p>
        <text:p text:style-name="P5"><text:span text:style-name="Source_20_Text"><text:s text:c="2"/></text:span><text:span text:style-name="Source_20_Text"><text:span text:style-name="T1">"proprietes": [</text:span></text:span></text:p>
        <text:p text:style-name="P6"><text:span text:style-name="Source_20_Text"><text:s text:c="4"/></text:span><text:span text:style-name="Source_20_Text"><text:span text:style-name="T1">{</text:span></text:span></text:p>
        <text:p text:style-name="P5"><text:span text:style-name="Source_20_Text"><text:s text:c="6"/></text:span><text:span text:style-name="Source_20_Text"><text:span text:style-name="T1">"nomP": "act",</text:span></text:span></text:p>
        <text:p text:style-name="P5"><text:span text:style-name="Source_20_Text"><text:s text:c="6"/></text:span><text:span text:style-name="Source_20_Text"><text:span text:style-name="T1">"nomCpletP": "État Torche",</text:span></text:span></text:p>
        <text:p text:style-name="P5"><text:span text:style-name="Source_20_Text"><text:s text:c="6"/></text:span><text:span text:style-name="Source_20_Text"><text:span text:style-name="T1">"descriptionP": "Commande de la torche : 0 (Off) ou 1 (On). Le script traduit automatiquement vers On/Off.",</text:span></text:span></text:p>
        <text:p text:style-name="P5"><text:span text:style-name="Source_20_Text"><text:s text:c="6"/></text:span><text:span text:style-name="Source_20_Text"><text:span text:style-name="T1">"typeP": "boolean",</text:span></text:span></text:p>
        <text:p text:style-name="P5"><text:span text:style-name="Source_20_Text"><text:s text:c="6"/></text:span><text:span text:style-name="Source_20_Text"><text:span text:style-name="T1">"valeurs": {</text:span></text:span></text:p>
        <text:p text:style-name="P5"><text:span text:style-name="Source_20_Text"><text:s text:c="8"/></text:span><text:span text:style-name="Source_20_Text"><text:span text:style-name="T1">"*": "0"</text:span></text:span></text:p>
        <text:p text:style-name="P6"><text:span text:style-name="Source_20_Text"><text:s text:c="6"/></text:span><text:span text:style-name="Source_20_Text"><text:span text:style-name="T1">}</text:span></text:span></text:p>
        <text:p text:style-name="P6"><text:span text:style-name="Source_20_Text"><text:s text:c="4"/></text:span><text:span text:style-name="Source_20_Text"><text:span text:style-name="T1">},</text:span></text:span></text:p>
        <text:p text:style-name="P6"><text:span text:style-name="Source_20_Text"><text:s text:c="4"/></text:span><text:span text:style-name="Source_20_Text"><text:span text:style-name="T1">{</text:span></text:span></text:p>
        <text:p text:style-name="P5"><text:span text:style-name="Source_20_Text"><text:s text:c="6"/></text:span><text:span text:style-name="Source_20_Text"><text:span text:style-name="T1">"nomP": "level",</text:span></text:span></text:p>
        <text:p text:style-name="P5"><text:span text:style-name="Source_20_Text"><text:s text:c="6"/></text:span><text:span text:style-name="Source_20_Text"><text:span text:style-name="T1">"nomCpletP": "Intensité Flash",</text:span></text:span></text:p>
        <text:p text:style-name="P5"><text:span text:style-name="Source_20_Text"><text:s text:c="6"/></text:span><text:span text:style-name="Source_20_Text"><text:span text:style-name="T1">"descriptionP": "Niveau de luminosité (si supporté par le matériel). Unité : 0-100.",</text:span></text:span></text:p>
        <text:p text:style-name="P5"><text:span text:style-name="Source_20_Text"><text:s text:c="6"/></text:span><text:span text:style-name="Source_20_Text"><text:span text:style-name="T1">"typeP": "number",</text:span></text:span></text:p>
        <text:p text:style-name="P5"><text:span text:style-name="Source_20_Text"><text:s text:c="6"/></text:span><text:span text:style-name="Source_20_Text"><text:span text:style-name="T1">"valeurs": {</text:span></text:span></text:p>
        <text:p text:style-name="P5"><text:span text:style-name="Source_20_Text"><text:s text:c="8"/></text:span><text:span text:style-name="Source_20_Text"><text:span text:style-name="T1">"*": "100"</text:span></text:span></text:p>
        <text:p text:style-name="P6"><text:span text:style-name="Source_20_Text"><text:s text:c="6"/></text:span><text:span text:style-name="Source_20_Text"><text:span text:style-name="T1">}</text:span></text:span></text:p>
        <text:p text:style-name="P6"><text:span text:style-name="Source_20_Text"><text:s text:c="4"/></text:span><text:span text:style-name="Source_20_Text"><text:span text:style-name="T1">}</text:span></text:span></text:p>
        <text:p text:style-name="P6"><text:span text:style-name="Source_20_Text"><text:s text:c="2"/></text:span><text:span text:style-name="Source_20_Text"><text:span text:style-name="T1">]</text:span></text:span></text:p>
        <text:p text:style-name="P6"><text:span text:style-name="Source_20_Text"><text:span text:style-name="T1">}</text:span></text:span></text:p>
        <text:p text:style-name="Horizontal_20_Line"/>
        <text:h text:style-name="P3" text:outline-level="4"><text:soft-page-break/>B. Documentation Officielle du Module : TorchSE</text:h>
        <text:h text:style-name="P7" text:outline-level="1">Documentation Module : TorchSE (Flash LED)</text:h>
        <text:h text:style-name="P8" text:outline-level="2">1. Présentation Générale</text:h>
        <text:p text:style-name="P4">Le module <text:span text:style-name="T3">TorchSE</text:span> permet au robot d'éclairer son environnement immédiat en utilisant la LED flash du smartphone. Il est principalement utilisé lors des phases de navigation nocturne ou pour signaler un état visuel (clignotement d'erreur).</text:p>
        <text:h text:style-name="P8" text:outline-level="2">2. Architecture et Intelligence de Bascule</text:h>
        <text:p text:style-name="P2"><text:span text:style-name="T1">La force de </text:span><text:span text:style-name="Source_20_Text"><text:span text:style-name="T1">rz_torch_manager.sh</text:span></text:span><text:span text:style-name="T1"> est sa gestion du conflit d'accès matériel :</text:span></text:p>
        <text:list text:style-name="L1">
          <text:list-item>
            <text:p text:style-name="P9"><text:span text:style-name="T4">Mode Natif (</text:span><text:span text:style-name="Source_20_Text"><text:span text:style-name="T4">termux-torch</text:span></text:span><text:span text:style-name="T4">)</text:span><text:span text:style-name="T1"> : Utilisé quand la caméra est libre. C'est la méthode la plus rapide.</text:span></text:p>
          </text:list-item>
          <text:list-item>
            <text:p text:style-name="P9"><text:span text:style-name="T4">Mode Caméra (API HTTP)</text:span><text:span text:style-name="T1"> : Si le robot diffuse de la vidéo (via IP Webcam), Android interdit l'accès direct au flash. Le script détecte cet état via </text:span><text:span text:style-name="Source_20_Text"><text:span text:style-name="T1">cam_config.json</text:span></text:span><text:span text:style-name="T1"> et envoie alors une requête </text:span><text:span text:style-name="Source_20_Text"><text:span text:style-name="T1">curl</text:span></text:span><text:span text:style-name="T1"> à l'API interne de l'application caméra pour allumer la LED sans interrompre le flux vidéo.</text:span></text:p>
          </text:list-item>
        </text:list>
        <text:h text:style-name="P8" text:outline-level="2">3. Commandes et Retours (VPIV)</text:h>
        <text:h text:style-name="P1" text:outline-level="3">Commande (SP → SE)</text:h>
        <text:p text:style-name="P4">L'ordre est envoyé par le Système Pilote sous la forme :</text:p>
        <text:list text:style-name="L2">
          <text:list-item>
            <text:p text:style-name="P10"><text:span text:style-name="Source_20_Text"><text:span text:style-name="T1">$V:TorchSE:act:*:1#</text:span></text:span><text:span text:style-name="T1"> pour Allumer.</text:span></text:p>
          </text:list-item>
          <text:list-item>
            <text:p text:style-name="P10"><text:span text:style-name="Source_20_Text"><text:span text:style-name="T1">$V:TorchSE:act:*:0#</text:span></text:span><text:span text:style-name="T1"> pour Éteindre.</text:span></text:p>
          </text:list-item>
        </text:list>
        <text:h text:style-name="P1" text:outline-level="3">Retour d'état (SE → SP)</text:h>
        <text:p text:style-name="P4">Conformément au script, le module renvoie un acquittement après exécution :</text:p>
        <text:list text:style-name="L3">
          <text:list-item>
            <text:p text:style-name="P11"><text:span text:style-name="Source_20_Text"><text:span text:style-name="T1">$I:TorchSE:active:SE:On#</text:span></text:span><text:span text:style-name="T1"> (Confirmation d'allumage).</text:span></text:p>
          </text:list-item>
          <text:list-item>
            <text:p text:style-name="P11"><text:span text:style-name="Source_20_Text"><text:span text:style-name="T1">$I:TorchSE:active:SE:Off#</text:span></text:span><text:span text:style-name="T1"> (Confirmation d'extinction).</text:span></text:p>
          </text:list-item>
        </text:list>
        <text:p text:style-name="P2"><text:span text:style-name="T2">Note : Bien que la commande utilise des booléens (0/1), le retour </text:span><text:span text:style-name="Source_20_Text"><text:span text:style-name="T2">active</text:span></text:span><text:span text:style-name="T2"> utilise les chaînes </text:span><text:span text:style-name="Source_20_Text"><text:span text:style-name="T2">On/Off</text:span></text:span><text:span text:style-name="T2"> pour une lisibilité directe dans les logs de debug.</text:span></text:p>
        <text:h text:style-name="P8" text:outline-level="2">4. Sécurité et Limitations</text:h>
        <text:list text:style-name="L4">
          <text:list-item>
            <text:p text:style-name="P12"><text:span text:style-name="T4">Surchauffe</text:span><text:span text:style-name="T1"> : L'utilisation prolongée du flash à 100% d'intensité peut provoquer une montée en température du smartphone. Le module </text:span><text:span text:style-name="Source_20_Text"><text:span text:style-name="T1">Sys</text:span></text:span><text:span text:style-name="T1"> surveillera alors la métrique </text:span><text:span text:style-name="Source_20_Text"><text:span text:style-name="T1">thermal</text:span></text:span><text:span text:style-name="T1"> et pourra couper la torche si le seuil d'urgence est atteint.</text:span></text:p>
          </text:list-item>
          <text:list-item>
            <text:p text:style-name="P12"><text:span text:style-name="T4">Dépendances</text:span><text:span text:style-name="T1"> : Nécessite l'installation du paquet </text:span><text:span text:style-name="Source_20_Text"><text:span text:style-name="T1">termux-api</text:span></text:span><text:span text:style-name="T1"> sur le smartphone.</text:span></text:p>
          </text:list-item>
        </text:list>
        <text:p text:style-name="Horizontal_20_Line"/>
        <text:h text:style-name="P1" text:outline-level="3"><text:soft-page-break/>Vérification de cohérence (Annonce pour l'annuaire)</text:h>
        <text:p text:style-name="P13"><text:span text:style-name="T4">Observation importante</text:span><text:span text:style-name="T1"> : Ton script </text:span><text:span text:style-name="Source_20_Text"><text:span text:style-name="T1">rz_torch_manager.sh</text:span></text:span><text:span text:style-name="T1"> attend les arguments </text:span><text:span text:style-name="Source_20_Text"><text:span text:style-name="T1">"active" "On"</text:span></text:span><text:span text:style-name="T1"> ou </text:span><text:span text:style-name="Source_20_Text"><text:span text:style-name="T1">"active" "Off"</text:span></text:span><text:span text:style-name="T1">.</text:span></text:p>
        <text:p text:style-name="P13"><text:span text:style-name="T1">Cependant, ta Table A stipule que les types </text:span><text:span text:style-name="Source_20_Text"><text:span text:style-name="T1">boolean</text:span></text:span><text:span text:style-name="T1"> doivent circuler en </text:span><text:span text:style-name="Source_20_Text"><text:span text:style-name="T1">0</text:span></text:span><text:span text:style-name="T1"> ou </text:span><text:span text:style-name="Source_20_Text"><text:span text:style-name="T1">1</text:span></text:span><text:span text:style-name="T1">.</text:span></text:p>
        <text:p text:style-name="P13"><text:span text:style-name="T4">Action recommandée</text:span><text:span text:style-name="T1"> : Je te conseille de modifier légèrement la réception dans ton script manager pour qu'il accepte </text:span><text:span text:style-name="Source_20_Text"><text:span text:style-name="T1">0</text:span></text:span><text:span text:style-name="T1"> et </text:span><text:span text:style-name="Source_20_Text"><text:span text:style-name="T1">1</text:span></text:span><text:span text:style-name="T1"> en entrée, afin de rester 100% compatible avec le reste de ton écosystème.</text:span></text:p>
        <text:p text:style-name="P4">On valide la Torche ? Si c'est ok, nous avons terminé la ronde des capteurs/actionneurs spécifiques du Smartphone.</text:p>
        <text:p text:style-name="P14">Prochaine étape : Le module STT (Speech-To-Text) ?</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31T00:18:29.921734100</meta:creation-date>
    <dc:date>2026-04-18T01:47:04.858674200</dc:date>
    <meta:editing-duration>PT7M55S</meta:editing-duration>
    <meta:editing-cycles>2</meta:editing-cycles>
    <meta:generator>LibreOffice/26.2.0.3$Windows_X86_64 LibreOffice_project/620$Build-3</meta:generator>
    <meta:document-statistic meta:table-count="0" meta:image-count="0" meta:object-count="0" meta:page-count="3" meta:paragraph-count="59" meta:word-count="523" meta:character-count="3490" meta:non-whitespace-character-count="2916"/>
  </office:meta>
</office:document-meta>
</file>